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53cm" table:align="left" style:writing-mode="lr-tb"/>
    </style:style>
    <style:style style:name="Tabella2.A" style:family="table-column">
      <style:table-column-properties style:column-width="6.08cm"/>
    </style:style>
    <style:style style:name="Tabella2.B" style:family="table-column">
      <style:table-column-properties style:column-width="2.171cm"/>
    </style:style>
    <style:style style:name="Tabella2.C" style:family="table-column">
      <style:table-column-properties style:column-width="9.00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8" style:family="paragraph" style:parent-style-name="Standard">
      <style:paragraph-properties style:snap-to-layout-gri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style:line-height-at-least="0.423cm" fo:text-align="justify" style:justify-single-word="false" fo:orphans="0" fo:widows="0"/>
      <style:text-properties fo:font-size="12pt" style:font-size-asian="12pt"/>
    </style:style>
    <style:style style:name="P12" style:family="paragraph" style:parent-style-name="Standard">
      <style:text-properties fo:font-size="12pt" officeooo:paragraph-rsid="00081d07" style:font-size-asian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style:snap-to-layout-grid="false"/>
      <style:text-properties fo:font-size="11pt" fo:font-weight="bold" officeooo:rsid="0010abfb" officeooo:paragraph-rsid="00081d07" style:font-size-asian="11pt" style:font-weight-asian="bold"/>
    </style:style>
    <style:style style:name="P15" style:family="paragraph" style:parent-style-name="Standard">
      <style:paragraph-properties style:snap-to-layout-grid="false"/>
      <style:text-properties fo:font-size="11pt" officeooo:paragraph-rsid="00081d07" style:font-size-asian="11pt"/>
    </style:style>
    <style:style style:name="P16" style:family="paragraph" style:parent-style-name="Standard">
      <style:paragraph-properties fo:text-align="end" style:justify-single-word="false" style:snap-to-layout-grid="false"/>
      <style:text-properties fo:font-size="11pt" officeooo:paragraph-rsid="00081d07" style:font-size-asian="11pt"/>
    </style:style>
    <style:style style:name="P17" style:family="paragraph" style:parent-style-name="Standard">
      <style:paragraph-properties style:line-height-at-least="0.423cm" fo:text-align="justify" style:justify-single-word="false" fo:orphans="0" fo:widows="0"/>
    </style:style>
    <style:style style:name="P18" style:family="paragraph" style:parent-style-name="Standard">
      <style:paragraph-properties style:line-height-at-least="0.423cm" fo:text-align="justify" style:justify-single-word="false" fo:orphans="0" fo:widows="0" style:snap-to-layout-grid="false"/>
    </style:style>
    <style:style style:name="P19" style:family="paragraph" style:parent-style-name="Standard">
      <style:paragraph-properties style:line-height-at-least="0.423cm" fo:text-align="justify" style:justify-single-word="false" fo:orphans="0" fo:widows="0"/>
      <style:text-properties officeooo:paragraph-rsid="00081d07"/>
    </style:style>
    <style:style style:name="P20" style:family="paragraph" style:parent-style-name="Standard">
      <style:paragraph-properties fo:margin-left="0cm" fo:margin-right="0cm" style:line-height-at-least="0.423cm" fo:text-align="justify" style:justify-single-word="false" fo:orphans="0" fo:widows="0" fo:text-indent="1.27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2" style:family="paragraph" style:parent-style-name="Header" style:master-page-name="First_20_Page">
      <style:paragraph-properties style:page-number="auto">
        <style:tab-stops/>
      </style:paragraph-properties>
    </style:style>
    <style:style style:name="T1" style:family="text">
      <style:text-properties fo:font-size="14pt" fo:font-style="italic" style:font-size-asian="14pt" style:font-style-asian="italic" style:font-style-complex="italic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81d07" style:font-size-asian="12pt"/>
    </style:style>
    <style:style style:name="T4" style:family="text">
      <style:text-properties fo:font-size="12pt" officeooo:rsid="0013865d" style:font-size-asian="12pt"/>
    </style:style>
    <style:style style:name="T5" style:family="text">
      <style:text-properties fo:font-size="12pt" officeooo:rsid="0013b2b4" style:font-size-asian="12pt"/>
    </style:style>
    <style:style style:name="T6" style:family="text">
      <style:text-properties fo:font-size="12pt" officeooo:rsid="00085bc9" style:font-size-asian="12pt"/>
    </style:style>
    <style:style style:name="T7" style:family="text">
      <style:text-properties fo:font-size="12pt" style:text-underline-style="none" fo:font-weight="normal" style:font-size-asian="12pt" style:font-weight-asian="normal" style:font-weight-complex="normal"/>
    </style:style>
    <style:style style:name="T8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1" fo:font-size="12pt" style:text-underline-style="none" fo:font-weight="normal" style:font-size-asian="12pt" style:font-weight-asian="normal" style:font-weight-complex="normal"/>
    </style:style>
    <style:style style:name="T10" style:family="text">
      <style:text-properties style:font-name="Times New Roman1" fo:font-size="12pt" style:text-underline-style="none" fo:font-weight="bold" style:font-size-asian="12pt" style:font-weight-asian="bold" style:font-weight-complex="bold"/>
    </style:style>
    <style:style style:name="T11" style:family="text">
      <style:text-properties officeooo:rsid="00081d07"/>
    </style:style>
    <style:style style:name="T12" style:family="text">
      <style:text-properties officeooo:rsid="0009c408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8cm" draw:visible-area-height="3.11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8">Protocollo n.</text:p>
          </table:table-cell>
          <table:table-cell table:style-name="Tabella1.A1" office:value-type="string">
            <text:p text:style-name="P9">Savona,<text:span text:style-name="T12">[data]</text:span>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4">Al [concessionari.nominativo;block=tbs:row;]<text:line-break/>[concessionari.indirizzo]<text:line-break/>[concessionari.cap] [concessionari.comune] ([concessionari.provincia])<text:line-break/></text:p>
          </table:table-cell>
        </table:table-row>
      </table:table>
      <text:p text:style-name="P12"/>
      <text:p text:style-name="P1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 :</text:p>
          </table:table-cell>
          <table:table-cell table:style-name="Tabella3.A1" office:value-type="string">
            <text:p text:style-name="P18"><text:span text:style-name="T2">Permesso di costruire n° </text:span><text:span text:style-name="T3">[numero_titolo]</text:span><text:span text:style-name="T2"> relativo ad opere in </text:span><text:span text:style-name="T3">[ubicazione]</text:span><text:span text:style-name="T2">.</text:span></text:p>
            <text:p text:style-name="P10">Versamento oneri di cui all’art. 2 della L.R. 25/1995.</text:p>
          </table:table-cell>
        </table:table-row>
      </table:table>
      <text:p text:style-name="P11"/>
      <text:p text:style-name="P11"/>
      <text:p text:style-name="P19"><text:span text:style-name="T2"><text:tab/>Le ricordo che il giorno </text:span><text:span text:style-name="T6">[data_rata_in_scadenza] </text:span><text:span text:style-name="T2">scadrà il termine per il versamento della somma di </text:span><text:span text:style-name="T4">[importo_rata_in_scadenza]</text:span><text:span text:style-name="T2"> riferita alla </text:span><text:span text:style-name="T4">[numero_rata_in_scadenza]</text:span><text:span text:style-name="T2">° rata dell’art. 2 L.R. 25/1995 prevista dal permesso in oggetto.</text:span></text:p>
      <text:p text:style-name="P17"><text:span text:style-name="T2">Il versamento può essere effettuato recandosi presso la Tesoreria comunale c/o CARISA di Via Aonzo o con bonifico bancario <text:s/>sul </text:span><text:span text:style-name="T7">conto corrente <text:s/>n. </text:span><text:span text:style-name="Emphasis"><text:span text:style-name="T8">17 90 - "TESORERIA COMUNALE", </text:span></text:span><text:span text:style-name="T9">acceso presso l'Agenzia del Duomo – Cassa di Risparmio di Savona – Codice ABI 6310 Codice CAB 10698 CIN H <text:s text:c="2"/>- Codice </text:span><text:span text:style-name="T10">IBAN IT31 H063 1010 6980 <text:s/>0000 0001 <text:s/>790 </text:span><text:span text:style-name="T9">-</text:span></text:p>
      <text:p text:style-name="P20">Si fa presente che il mancato versamento degli oneri nei termini indicati comporterà l’applicazione della sanzione prevista ai sensi dell’art. 42 del D.P.R. 380/01.</text:p>
      <text:p text:style-name="P20">Si resta in attesa di ricevere sollecitamente copia della relativa quietanza di pagamento e si porgono distinti saluti.</text:p>
      <text:p text:style-name="P11"/>
      <text:p text:style-name="P11"><text:s text:c="112"/>Il Responsabile del Servizio </text:p>
      <text:p text:style-name="P11"><text:s text:c="118"/>geom. Ivo Maffioli</text:p>
      <text:p text:style-name="P11"/>
      <text:p text:style-name="P10">Istruttore amministrativo</text:p>
      <text:p text:style-name="P10"><text:s text:c="5"/>Danila Longagna</text:p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arattere_20_predefinito_20_paragrafo" style:display-name="Carattere predefinito paragrafo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9cm" table:align="left" style:writing-mode="lr-tb"/>
    </style:style>
    <style:style style:name="Tabella4.A" style:family="table-column">
      <style:table-column-properties style:column-width="1.501cm"/>
    </style:style>
    <style:style style:name="Tabella4.B" style:family="table-column">
      <style:table-column-properties style:column-width="6.75cm"/>
    </style:style>
    <style:style style:name="Tabella4.C" style:family="table-column">
      <style:table-column-properties style:column-width="4.001cm"/>
    </style:style>
    <style:style style:name="Tabella4.D" style:family="table-column">
      <style:table-column-properties style:column-width="4.777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4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fo:font-size="14pt" fo:font-style="italic" style:font-size-asian="14pt" style:font-style-asian="italic" style:font-style-complex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8cm" draw:visible-area-height="3.119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Settore Pianificazione territoriale</text:p><text:p text:style-name="MP4"><text:s/><text:span text:style-name="MT1">Sportello unico per l’edilizia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5">Struttura:</text:p>
            </table:table-cell>
            <table:table-cell table:style-name="Tabella4.B1" office:value-type="string">
              <text:p text:style-name="MP5">Servizio Edilizia Privata – U.O. Controlli Edilizi</text:p>
            </table:table-cell>
            <table:table-cell table:style-name="Tabella4.A1" office:value-type="string">
              <text:p text:style-name="MP5"/>
            </table:table-cell>
            <table:table-cell table:style-name="Tabella4.D1" office:value-type="string">
              <text:p text:style-name="MP5"/>
            </table:table-cell>
          </table:table-row>
          <table:table-row table:style-name="Tabella4.1">
            <table:table-cell table:style-name="Tabella4.A2" office:value-type="string">
              <text:p text:style-name="MP6"/>
            </table:table-cell>
            <table:table-cell table:style-name="Tabella4.B2" office:value-type="string">
              <text:p text:style-name="MP5">corso Italia 19 <text:s text:c="3"/>- <text:s text:c="3"/>17100 Savona</text:p>
            </table:table-cell>
            <table:table-cell table:style-name="Tabella4.A2" office:value-type="string">
              <text:p text:style-name="MP5">Responsabile del procedimento</text:p>
            </table:table-cell>
            <table:table-cell table:style-name="Tabella4.D2" office:value-type="string">
              <text:p text:style-name="MP5">Geom. Marco Cerruti</text:p>
            </table:table-cell>
          </table:table-row>
          <table:table-row table:style-name="Tabella4.1">
            <table:table-cell table:style-name="Tabella4.A3" office:value-type="string">
              <text:p text:style-name="MP6"/>
            </table:table-cell>
            <table:table-cell table:style-name="Tabella4.B3" office:value-type="string">
              <text:p text:style-name="MP5">tel. 019-8310615</text:p>
              <text:p text:style-name="MP7">telefax 019-8310356</text:p>
            </table:table-cell>
            <table:table-cell table:style-name="Tabella4.A3" office:value-type="string">
              <text:p text:style-name="MP5">Orario:</text:p>
            </table:table-cell>
            <table:table-cell table:style-name="Tabella4.D3" office:value-type="string">
              <text:p text:style-name="MP5"><text:s/>martedì e giovedì ore <text:s/>10:00 - 12:30</text:p>
              <text:p text:style-name="MP7"><text:s text:c="10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jhgj lkò</meta:initial-creator>
    <meta:creation-date>2013-12-05T11:45:36.38</meta:creation-date>
    <dc:date>2014-01-29T12:25:31.685000000</dc:date>
    <meta:print-date>2000-05-08T08:33:00</meta:print-date>
    <meta:editing-cycles>9</meta:editing-cycles>
    <meta:editing-duration>PT10M34S</meta:editing-duration>
    <meta:generator>LibreOffice/4.1.3.2$Windows_x86 LibreOffice_project/70feb7d99726f064edab4605a8ab840c50ec57a</meta:generator>
    <meta:document-statistic meta:table-count="4" meta:image-count="0" meta:object-count="1" meta:page-count="1" meta:paragraph-count="29" meta:word-count="215" meta:character-count="1831" meta:non-whitespace-character-count="1376"/>
  </office:meta>
</office:document-meta>
</file>